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fo:background-color="#ffffff"/>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list-style-name="LS1">
      <style:paragraph-properties fo:margin-top="0in" fo:margin-bottom="0in" style:contextual-spacing="false" fo:line-height="115%" fo:break-before="auto" fo:break-after="auto" style:writing-mode="lr-tb"/>
    </style:style>
    <style:style style:name="P6" style:family="paragraph" style:parent-style-name="Standard" style:list-style-name="LS1">
      <style:paragraph-properties fo:margin-top="0in" fo:margin-bottom="0in" style:contextual-spacing="false" fo:line-height="115%" fo:break-before="auto" fo:break-after="auto" style:writing-mode="lr-tb"/>
      <style:text-properties officeooo:paragraph-rsid="00204f5a"/>
    </style:style>
    <style:style style:name="P7" style:family="paragraph" style:parent-style-name="Standard" style:list-style-name="LS2">
      <style:paragraph-properties fo:margin-top="0in" fo:margin-bottom="0in" style:contextual-spacing="false" fo:line-height="115%" fo:break-before="auto" fo:break-after="auto" style:writing-mode="lr-tb"/>
    </style:style>
    <style:style style:name="P8" style:family="paragraph" style:parent-style-name="Standard">
      <style:paragraph-properties fo:line-height="115%" fo:break-before="auto" fo:break-after="auto" style:writing-mode="lr-tb"/>
      <style:text-properties fo:font-weight="bold" style:font-weight-asian="bold" style:font-weight-complex="bold"/>
    </style:style>
    <style:style style:name="P9" style:family="paragraph" style:parent-style-name="Standard">
      <style:paragraph-properties fo:line-height="115%" fo:break-before="auto" fo:break-after="auto" style:writing-mode="lr-tb"/>
      <style:text-properties fo:font-weight="bold" fo:background-color="#ffffff" style:font-weight-asian="bold" style:font-weight-complex="bold"/>
    </style:style>
    <style:style style:name="P10" style:family="paragraph" style:parent-style-name="Standard">
      <style:paragraph-properties fo:line-height="115%" fo:break-before="auto" fo:break-after="auto" style:writing-mode="lr-tb"/>
      <style:text-properties fo:background-color="#ffffff"/>
    </style:style>
    <style:style style:name="P11" style:family="paragraph" style:parent-style-name="Standard">
      <style:paragraph-properties fo:line-height="115%" fo:break-before="auto" fo:break-after="auto" style:writing-mode="lr-tb"/>
      <style:text-properties officeooo:rsid="0018aab8" officeooo:paragraph-rsid="0018aab8"/>
    </style:style>
    <style:style style:name="P12" style:family="paragraph" style:parent-style-name="Standard">
      <style:paragraph-properties fo:line-height="115%" fo:break-before="auto" fo:break-after="auto" style:writing-mode="lr-tb"/>
    </style:style>
    <style:style style:name="P13" style:family="paragraph" style:parent-style-name="Standard">
      <style:paragraph-properties fo:line-height="115%"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83590"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18aab8"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bold" officeooo:rsid="0018aab8" style:font-weight-asian="bold" style:font-weight-complex="bold"/>
    </style:style>
    <style:style style:name="T7" style:family="text">
      <style:text-properties fo:background-color="#ffffff" loext:char-shading-value="0"/>
    </style:style>
    <style:style style:name="T8" style:family="text">
      <style:text-properties officeooo:rsid="001a235f" fo:background-color="#ffffff" loext:char-shading-value="0"/>
    </style:style>
    <style:style style:name="T9" style:family="text">
      <style:text-properties officeooo:rsid="00183590"/>
    </style:style>
    <style:style style:name="T10" style:family="text">
      <style:text-properties officeooo:rsid="00198544"/>
    </style:style>
    <style:style style:name="T11" style:family="text">
      <style:text-properties officeooo:rsid="001bbf18"/>
    </style:style>
    <style:style style:name="T12" style:family="text">
      <style:text-properties officeooo:rsid="001cf0cb"/>
    </style:style>
    <style:style style:name="T13" style:family="text">
      <style:text-properties officeooo:rsid="001ee758"/>
    </style:style>
    <style:style style:name="T14" style:family="text">
      <style:text-properties officeooo:rsid="00204f5a"/>
    </style:style>
    <style:style style:name="T15" style:family="text">
      <style:text-properties officeooo:rsid="0020ac33"/>
    </style:style>
    <style:style style:name="T16" style:family="text">
      <style:text-properties officeooo:rsid="0020f0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isi Linux P</text:span><text:span text:style-name="T2">aketbau</text:span><text:span text:style-name="T1"> R</text:span><text:span text:style-name="T2">egeln</text:span></text:p>
      <text:p text:style-name="P1"><text:span text:style-name="T9">Dieser Artikel mit seinen Richtlinien soll helfen um Pakete im Main und Extra Repository zu updaten</text:span>.</text:p>
      <text:p text:style-name="P1"/>
      <text:p text:style-name="P1"><text:span text:style-name="T3">Gener</text:span><text:span text:style-name="T4">elle</text:span><text:span text:style-name="T3"> </text:span><text:span text:style-name="T4">Regeln</text:span></text:p>
      <text:list xml:id="list7452288336763460639" text:style-name="LS1">
        <text:list-item>
          <text:p text:style-name="P5"><text:span text:style-name="T11">Jeder Paketbauer sollte sich erst einmal selbst fragen ist das Update notwendig </text:span>Any packager has to ask himself, is the update needed, <text:span text:style-name="T11">bringt es nützliche Verbesserungen ohne die bekannten Regressionen</text:span>? <text:span text:style-name="T12">Um die Arbeit an einem Paket zu machne warten Sie erst einmal Updates für das Paket ab schauen Sie sich auch Rückmeldungen von Usern an. Überprüfen Sie auch Fehlermeldungen für das Paket, in der Regel haben Sie 10-14 Tage nach dem erscheinen des Paketes das Sie bauen möchten sehr nützliche Informationen</text:span>. </text:p>
        </text:list-item>
        <text:list-item>
          <text:p text:style-name="P5"><text:span text:style-name="T13">Nach einer Release Veröffentlichung</text:span>, <text:span text:style-name="T13">befinden sich alle Pakete im Main</text:span>/<text:span text:style-name="T13">E</text:span>xtra <text:span text:style-name="T14">Repository</text:span> <text:span text:style-name="T13">in einem gefrorenen Zustand</text:span>. <text:span text:style-name="T13">In dieser Zeit ist das hinzufügen eines Paketes in dem offiziellen Repository des Pisi Linux Projektes nicht möglich</text:span>. </text:p>
        </text:list-item>
        <text:list-item>
          <text:p text:style-name="P5"><text:span text:style-name="T14">Wenn ein Paket eine Abhängigkeit für andere Pakete ist müssen Sie nicht nur dieses updaten sondern auch die anderen Pakete neubauen.</text:span></text:p>
        </text:list-item>
        <text:list-item>
          <text:p text:style-name="P6"><text:span text:style-name="T14">Fragen Sie die Leute vom</text:span> technical board <text:span text:style-name="T14">sie alle müssen zustimmen ob Ihr geplantes Paket in Ordnung ist. Oder fragen Sie andere Team Mitglieder obe einer etwas über Feheler oder Regressionen weiß.</text:span></text:p>
        </text:list-item>
        <text:list-item>
          <text:p text:style-name="P5"><text:span text:style-name="T14">Wenn Sie versuchen ein Paket zu bauen und sollten Regressionen finden schreiben Sie, sie bitter in die Fehlerliste</text:span>.</text:p>
        </text:list-item>
        <text:list-item>
          <text:p text:style-name="P5"><text:span text:style-name="T15">Jede Paket Gruppe sollte von einem Paketbauer betreut werden.</text:span></text:p>
        </text:list-item>
      </text:list>
      <text:p text:style-name="P1"/>
      <text:p text:style-name="P1"><text:span text:style-name="T15">Natürlich gelten all diese Regeln nicht für ein einfaches Paket oder jedes andere Paket, diese Regeln sollen nur Pauschal gelten. Wir können nicht anfangen Regeln für den gesunden Menschenverstand zu erstellen:)</text:span>Of course, all these rules don't apply to a simple package, or any package nothing else depends on, but we can't start making rules for just common sense :). </text:p>
      <text:p text:style-name="P1"/>
      <text:p text:style-name="P11"><text:span text:style-name="T3">Paketbau Methoden</text:span></text:p>
      <text:p text:style-name="P2"/>
      <text:list xml:id="list3477435318942154723" text:style-name="LS2">
        <text:list-item>
          <text:p text:style-name="P7"><text:span text:style-name="T15">Der Paketbauer erstell/updatet die Buildfiles basierend nach diesen </text:span><text:a xlink:type="simple" xlink:href="http://developer.pardus.org.tr/guides/packaging/howto_create_pisi_packages.html"><text:span text:style-name="T15">Regeln</text:span></text:a><text:span text:style-name="T15"> in seinem playground Ordner.Dieses befindet sich im g</text:span>ithub/pisilinux/playground/pak<text:span text:style-name="T15">etbauername</text:span>/pak<text:span text:style-name="T15">etn</text:span>ame.</text:p>
        </text:list-item>
        <text:list-item>
          <text:p text:style-name="P7"><text:span text:style-name="T15">Der Paketbauer baut das Paket lokal auf seinem Rechner</text:span></text:p>
        </text:list-item>
        <text:list-item>
          <text:p text:style-name="P7"><text:span text:style-name="T15">Der Paketbauer überprüft die Abhängigkeiten mit dem Checkelf Befeh. Wenn einige Abhängigkeiten fehlen baut er/sie es neu.</text:span></text:p>
        </text:list-item>
        <text:list-item>
          <text:p text:style-name="P7"><text:span text:style-name="T15">Nach dem bauen testet der Paketbauer das Paket auf seinem Rechner</text:span>.</text:p>
        </text:list-item>
        <text:list-item>
          <text:p text:style-name="P7"><text:span text:style-name="T16">Nach dem testen informiert der Paketbauer ein zuständiges Mitglied oder den Leiter des</text:span> technical board.</text:p>
        </text:list-item>
        <text:list-item>
          <text:p text:style-name="P7"><text:span text:style-name="T16">Der Team Leiter</text:span> o<text:span text:style-name="T16">de das</text:span>r Technical board <text:span text:style-name="T16">testet und überprüft dann das Paket und die Buildfiles</text:span>.</text:p>
        </text:list-item>
        <text:list-item>
          <text:p text:style-name="P7"><text:span text:style-name="T16">Wenn alles ordnungsgemäß ist lädt der Paketbauer die Paket-Buildfiles</text:span> in <text:span text:style-name="T16">das</text:span> <text:span text:style-name="T16">Main</text:span> o<text:span text:style-name="T16">de</text:span>r <text:span text:style-name="T16">E</text:span>xtra <text:span text:style-name="T16">Repository</text:span> <text:span text:style-name="T16">im</text:span> github.</text:p>
        </text:list-item>
      </text:list>
      <text:p text:style-name="P1"><text:s text:c="2"/></text:p>
      <text:p text:style-name="P1"><text:soft-page-break/><text:span text:style-name="T5">Updates R</text:span><text:span text:style-name="T6">egeln</text:span></text:p>
      <text:p text:style-name="P2"/>
      <text:p text:style-name="P2">Kernel</text:p>
      <text:p text:style-name="P1"><text:span text:style-name="T10">Der normale Kernel erhält 4mal im Jahr ein Update</text:span>, <text:span text:style-name="T10">dies beinhaltet inclusive</text:span> kernel, bbsswitch, <text:s/>broadcom-wl, fglx, nvidia-current, nvidia173, nvidia304, nvidia96, virtualbox-guest, virtualbox.</text:p>
      <text:p text:style-name="P1"/>
      <text:p text:style-name="P13"/>
      <text:p text:style-name="P13"><text:span text:style-name="T5">OpenSSL</text:span></text:p>
      <text:p text:style-name="P1"><text:span text:style-name="T7">openssl stack </text:span><text:span text:style-name="T8">ungefähr zweimal im Jahr</text:span><text:span text:style-name="T7">, </text:span><text:span text:style-name="T8">dieses beinhaltet</text:span><text:span text:style-name="T7"> openssl libssh libssh2 curl dnsutils krb5 libarchive libfetch libldap links openssh openvpn python python-m2crypto ruby syslog-ng vpnc wget wpa_supplican.</text:span></text:p>
      <text:p text:style-name="P3"/>
      <text:p text:style-name="P9">Xorg</text:p>
      <text:p text:style-name="P3">?</text:p>
      <text:p text:style-name="P3"/>
      <text:p text:style-name="P1"><text:span text:style-name="T7">M</text:span><text:span text:style-name="T8">ehr</text:span><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title/>
    <meta:initial-creator/>
    <meta:editing-cycles>8</meta:editing-cycles>
    <dc:date>2014-09-16T13:20:09.724569096</dc:date>
    <meta:editing-duration>PT1H23S</meta:editing-duration>
    <meta:document-statistic meta:table-count="0" meta:image-count="0" meta:object-count="0" meta:page-count="2" meta:paragraph-count="27" meta:word-count="449" meta:character-count="2982" meta:non-whitespace-character-count="2566"/>
  </office:meta>
</office:document-meta>
</file>